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paragraph-properties fo:margin-top="0.101cm" fo:margin-bottom="0.101cm" style:contextual-spacing="false" fo:line-height="100%"/>
      <style:text-properties officeooo:rsid="001f4a2d" officeooo:paragraph-rsid="001f5c3c"/>
    </style:style>
    <style:style style:name="P2" style:family="paragraph" style:parent-style-name="Standard">
      <style:paragraph-properties fo:margin-top="0cm" fo:margin-bottom="0cm" style:contextual-spacing="false" fo:line-height="100%"/>
      <style:text-properties officeooo:rsid="001f4a2d" officeooo:paragraph-rsid="001f4a2d"/>
    </style:style>
    <style:style style:name="P3" style:family="paragraph" style:parent-style-name="Standard">
      <style:text-properties officeooo:rsid="001f4a2d" officeooo:paragraph-rsid="001f4a2d"/>
    </style:style>
    <style:style style:name="P4" style:family="paragraph" style:parent-style-name="Standard">
      <style:paragraph-properties fo:break-before="page"/>
      <style:text-properties officeooo:rsid="001f4a2d" officeooo:paragraph-rsid="001f4a2d"/>
    </style:style>
    <style:style style:name="P5" style:family="paragraph" style:parent-style-name="Standard">
      <style:paragraph-properties fo:margin-top="0.101cm" fo:margin-bottom="0.101cm" style:contextual-spacing="false"/>
      <style:text-properties officeooo:rsid="001f4a2d" officeooo:paragraph-rsid="001f4a2d"/>
    </style:style>
    <style:style style:name="P6" style:family="paragraph" style:parent-style-name="Standard">
      <style:paragraph-properties fo:margin-top="0.101cm" fo:margin-bottom="0.101cm" style:contextual-spacing="false"/>
      <style:text-properties officeooo:rsid="001f5c3c" officeooo:paragraph-rsid="001f5c3c"/>
    </style:style>
    <style:style style:name="T1" style:family="text">
      <style:text-properties officeooo:rsid="001f5c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Хэрлэний Хөдөө арал гэдэг бол одоогийн Баян Улаан уул мөн болов уу гэдэг миний саналыг түүхч X. Пэрлээ дэмжиж хэдэн өгүүллийг бичсэн байна.<text:span text:style-name="T1">1</text:span></text:p>
      <text:p text:style-name="P1">Тэд нар залгацтай чулуун баганын арга техникийг онцлон сонирхож тэр цагт барилгын чадвар өндөр шатанд хүрч байсныг тэмдэглэжээ.<text:span text:style-name="T1">2 Тус хотод гар урлалын хүмүүс сууж байсан ба том орд, сүм зэрэг байжээ. Гар урлалын гудамжнаас ширэм хайлж байсан баримт олджээ. Мөн тэндээс 10,4 см өргөн нүхтэй тэрэгний цөн, залгацтай чулуун багана зэргийг түүхч Д. Майдар, Т. Майдар нар олж тусгай өгүүлэл бичиж нийтэлсэн байна. Тэд нар залгацтай чулуун баганын арга техникийг онцлон сонирхож тэр цагт барилгын чадвар өндөр шатанд хүрч байсныг тэмдэглэжээ.3</text:span></text:p>
      <text:p text:style-name="P2"/>
      <text:p text:style-name="P3"><text:line-break/></text:p>
      <text:p text:style-name="P4"/>
      <text:p text:style-name="P5"><text:span text:style-name="T1">1. </text:span>X. Пэрлээ, Нууц товчоонд гардаг газар усны зарим нэрийг хайж олсон нь, Улаанбаатар, 1958, х. 7; X. Пэрлээ, Монголын түүхэн нутгийн зарим уул усыг сурвалжилсан нь, БНМАУ-ын ШУА-ийн мэдээ, № 3. 1962, х. 78 — 82.</text:p>
      <text:p text:style-name="P6">2. Информационный бюллетень Академий Наук МНР, № 1 Улаанбаатар 1970.</text:p>
      <text:p text:style-name="P6">3. Д. Майдар, Т. Майдар, Каменная колонна из Аврагын балгас. Монголын эртний түүх-соёлын зарим асуудал Улаанбаатар, 1972, х 151-15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21:34:27.514445000</meta:creation-date>
    <dc:date>2025-08-24T18:47:01.909471000</dc:date>
    <meta:editing-duration>PT4H50M7S</meta:editing-duration>
    <meta:editing-cycles>6</meta:editing-cycles>
    <meta:generator>LibreOffice/25.8.0.4$MacOSX_AARCH64 LibreOffice_project/48f00303701489684e67c38c28aff00cd5929e67</meta:generator>
    <meta:document-statistic meta:table-count="0" meta:image-count="0" meta:object-count="0" meta:page-count="2" meta:paragraph-count="6" meta:word-count="169" meta:character-count="1090" meta:non-whitespace-character-count="924"/>
  </office:meta>
</office:document-meta>
</file>